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e code : SODV1101 </text:p>
      <text:p text:style-name="Standard">Semester/Year : Fall 2017</text:p>
      <text:p text:style-name="Standard">Assignment code: GLA1 </text:p>
      <text:p text:style-name="Standard">Author(s) : Scott B Patterson, Kyle Gibson-Fowlie</text:p>
      <text:p text:style-name="Standard">ID : 381528</text:p>
      <text:p text:style-name="Standard">Date created : 2017-09-18</text:p>
      <text:p text:style-name="Standard">Description : Debugging</text:p>
      <text:p text:style-name="Standard"/>
      <text:p text:style-name="Standard"/>
      <text:list xml:id="list8766874579566067909" text:style-name="L1">
        <text:list-item>
          <text:p text:style-name="P1">You can not have a variable with a number. FirstPrize not (1stprize)</text:p>
          <text:p text:style-name="P1"/>
        </text:list-item>
      </text:list>
      <text:list xml:id="list7826385998241761500" text:style-name="L2">
        <text:list-item>
          <text:p text:style-name="P2">The variable low, and high are not declared in the beginning. Set average = lowest + highest / 2</text:p>
        </text:list-item>
      </text:list>
      <text:p text:style-name="Standard"/>
      <text:p text:style-name="Standard"><text:s text:c="6"/>4.You must declare the length in the beginning of the program. Declare Integer length</text:p>
      <text:p text:style-name="Standard"/>
      <text:p text:style-name="Standard"><text:s text:c="6"/>5.Set sum must be before , Display “The sum of numbers is”,sum.</text:p>
      <text:p text:style-name="Standard"/>
      <text:list xml:id="list2138715050755669791" text:style-name="L3">
        <text:list-item>
          <text:p text:style-name="P3">set 3.14159265 = pi change to set pi = 3.14159265</text:p>
        </text:list-item>
      </text:list>
      <text:p text:style-name="Standard"><text:s text:c="5"/></text:p>
      <text:p text:style-name="Standard"><text:s/>7.Declare Real GRAVITY <text:s text:c="33"/>REMOVE constant Real GRAVITY = 9.81</text:p>
      <text:p text:style-name="Standard"><text:tab/>Set GRAVITY = 9.81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INPUT</text:p>
          </table:table-cell>
          <table:table-cell table:style-name="Table1.A1" office:value-type="string">
            <text:p text:style-name="Table_20_Contents">PROCESS</text:p>
          </table:table-cell>
          <table:table-cell table:style-name="Table1.C1" office:value-type="string">
            <text:p text:style-name="Table_20_Contents">OUTPUT</text:p>
          </table:table-cell>
        </table:table-row>
        <table:table-row>
          <table:table-cell table:style-name="Table1.A2" office:value-type="string">
            <text:p text:style-name="Table_20_Contents">Wins each year</text:p>
          </table:table-cell>
          <table:table-cell table:style-name="Table1.A2" office:value-type="string">
            <text:p text:style-name="Table_20_Contents">Add each years total wins</text:p>
            <text:p text:style-name="Table_20_Contents">divide by 5</text:p>
            <text:p text:style-name="Table_20_Contents">Show average</text:p>
          </table:table-cell>
          <table:table-cell table:style-name="Table1.C2" office:value-type="string">
            <text:p text:style-name="Table_20_Contents">Show avera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2:42:46.31</meta:creation-date>
    <dc:date>2017-09-18T13:26:07.45</dc:date>
    <meta:editing-duration>PT28M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23" meta:word-count="129" meta:character-count="765"/>
  </office:meta>
</office:document-meta>
</file>